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KeinLeerraum" style:master-page-name="MP0"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KeinLeerraum" style:family="paragraph">
      <style:text-properties fo:font-size="14pt" style:font-size-asian="14pt" style:font-size-complex="14pt"/>
    </style:style>
    <style:style style:name="P3" style:parent-style-name="KeinLeerraum" style:family="paragraph">
      <style:text-properties fo:font-weight="bold" style:font-weight-asian="bold" style:font-weight-complex="bold" fo:font-size="14pt" style:font-size-asian="14pt" style:font-size-complex="14pt"/>
    </style:style>
    <style:style style:name="P4" style:parent-style-name="KeinLeerraum" style:family="paragraph">
      <style:text-properties fo:font-size="12pt" style:font-size-asian="12pt" style:font-size-complex="12pt"/>
    </style:style>
    <style:style style:name="P5" style:parent-style-name="KeinLeerraum" style:family="paragraph">
      <style:text-properties fo:font-size="12pt" style:font-size-asian="12pt" style:font-size-complex="12pt"/>
    </style:style>
    <style:style style:name="P6" style:parent-style-name="KeinLeerraum" style:family="paragraph">
      <style:text-properties fo:font-size="12pt" style:font-size-asian="12pt" style:font-size-complex="12pt"/>
    </style:style>
    <style:style style:name="P7" style:parent-style-name="KeinLeerraum" style:family="paragraph">
      <style:text-properties fo:font-weight="bold" style:font-weight-asian="bold" style:font-weight-complex="bold" fo:font-size="14pt" style:font-size-asian="14pt" style:font-size-complex="14pt"/>
    </style:style>
    <style:style style:name="P8" style:parent-style-name="KeinLeerraum" style:family="paragraph">
      <style:text-properties fo:font-size="12pt" style:font-size-asian="12pt" style:font-size-complex="12pt"/>
    </style:style>
    <style:style style:name="P9" style:parent-style-name="KeinLeerraum" style:family="paragraph">
      <style:text-properties fo:font-size="12pt" style:font-size-asian="12pt" style:font-size-complex="12pt"/>
    </style:style>
    <style:style style:name="P10" style:parent-style-name="KeinLeerraum" style:family="paragraph">
      <style:text-properties fo:font-weight="bold" style:font-weight-asian="bold" style:font-weight-complex="bold" fo:font-size="14pt" style:font-size-asian="14pt" style:font-size-complex="14pt"/>
    </style:style>
    <style:style style:name="P11" style:parent-style-name="KeinLeerraum" style:family="paragraph">
      <style:text-properties fo:font-size="12pt" style:font-size-asian="12pt" style:font-size-complex="12pt"/>
    </style:style>
    <style:style style:name="P12" style:parent-style-name="KeinLeerraum" style:family="paragraph">
      <style:text-properties fo:font-size="12pt" style:font-size-asian="12pt" style:font-size-complex="12pt"/>
    </style:style>
    <style:style style:name="P13" style:parent-style-name="KeinLeerraum" style:family="paragraph">
      <style:text-properties fo:font-size="12pt" style:font-size-asian="12pt" style:font-size-complex="12pt"/>
    </style:style>
    <style:style style:name="P14" style:parent-style-name="KeinLeerraum" style:family="paragraph">
      <style:text-properties fo:font-size="14pt" style:font-size-asian="14pt" style:font-size-complex="14pt"/>
    </style:style>
  </office:automatic-styles>
  <office:body>
    <office:text text:use-soft-page-breaks="true">
      <text:p text:style-name="P1">Beschreibung der Ausgangssituation</text:p>
      <text:p text:style-name="P2"/>
      <text:p text:style-name="P3">BMK-Entwicklung:</text:p>
      <text:p text:style-name="P4">Neben der Tätigkeit als EMS-Dienstleister (Electronics Manufacturing Services), bietet die „BMK Group GmbH &amp;<text:s/>Co. KG“ auch eine kundenspezifische Elektronikentwicklung an. Die Entwicklung von Software, Hardware und Layout erfolgt unter dem Namen „BMK-Entwicklung“.<text:s/></text:p>
      <text:p text:style-name="P5">Zu meinen Aufgaben in der BMK-Entwicklung gehört es, den Hardwareentwicklern und Softwareentwicklern bei ihren täglichen Aufgaben Beiseite zu stehen.<text:s/></text:p>
      <text:p text:style-name="P6"/>
      <text:p text:style-name="P7">BMK-Testentwicklung / Testentwicklungslabor:</text:p>
      <text:p text:style-name="P8">Eine weitere Dienstleistung der „BMK Group“ ist die „Testentwicklung“. Im Haus gefertigte Baugruppen, durchlaufen während des Fertigungsprozesses verschiedene<text:s/>Testschritte. Die Entwicklung von Testadaptern, wird auf Kundenwunsch von der BMK-Testentwicklung übernommen. Standardisierte Testverfahren hierbei sind: ICT-Test (Integrated Circuit Test), FKT-Test (Funktionstest) und Boundary-Scan. Der Aufbau eines<text:s/>Testadapters<text:s/>wird dabei durch das Testentwicklungslabor übernommen.<text:s/></text:p>
      <text:p text:style-name="P9"/>
      <text:p text:style-name="P10">Aktuelles Testverfahren für Programmierkabel sowie Flachbandkabel</text:p>
      <text:p text:style-name="P11">Das derzeitige Testverfahren für Programmierkabel in der Softwareentwicklung erfolgt nach dem „Try and Error – Prinzip“. Kann<text:s/>der Softwareentwickler keine Verbindung mit dem von mir gefertigten Programmierkabel zwischen Controller und Programer aufbauen, so muss das Problem Zeitaufwendig analysiert werden.<text:s/></text:p>
      <text:p text:style-name="P12"/>
      <text:p text:style-name="P13">Ist ein Testadapter<text:s/>des Testentwicklungslabors<text:s/>fertiggestellt, so wird dieser abschließend durch einen anderen Mitarbeiter überprüft. Dabei wird jede einzelne Leitung mit Hilfe eines Multimeters anhand des Schaltplanes überprüft. Flachbandkabel, welche Adapterkassette und Nadelbett miteinander verbinden, mussten sich bisher keinen Prüfungsprozess unterziehen.<text:s/></text:p>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einLeerraum" style:display-name="Kein Leerraum"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Maximilian Hoffmann</meta:initial-creator>
    <dc:creator>Maximilian Hoffmann</dc:creator>
    <meta:creation-date>2021-04-05T12:24:00Z</meta:creation-date>
    <dc:date>2021-04-12T08:18:00Z</dc:date>
    <meta:template xlink:href="Normal" xlink:type="simple"/>
    <meta:editing-cycles>5</meta:editing-cycles>
    <meta:editing-duration>PT0S</meta:editing-duration>
    <meta:document-statistic meta:page-count="1" meta:paragraph-count="3" meta:word-count="237" meta:character-count="1732" meta:row-count="12" meta:non-whitespace-character-count="1498"/>
  </office:meta>
</office:document-meta>
</file>